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09in"/>
    </style:style>
    <style:style style:name="co2" style:family="table-column">
      <style:table-column-properties fo:break-before="auto" style:column-width="0.852in"/>
    </style:style>
    <style:style style:name="co3" style:family="table-column">
      <style:table-column-properties fo:break-before="auto" style:column-width="2.1547in"/>
    </style:style>
    <style:style style:name="co4" style:family="table-column">
      <style:table-column-properties fo:break-before="auto" style:column-width="4.853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/>
    <style:style style:name="ce2" style:family="table-cell" style:parent-style-name="Default" style:data-style-name="N121"/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Timeli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20" table:default-cell-style-name="ce1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People</text:p>
          </table:table-cell>
          <table:table-cell table:style-name="ce3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4-03-13" calcext:value-type="date">
            <text:p>13.03.2024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Schicker, Papazek, Gfaeller</text:p>
          </table:table-cell>
          <table:table-cell office:value-type="string" calcext:value-type="string">
            <text:p>chose a topic, planned 1. milestone meeting after easter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4-03-13" calcext:value-type="date">
            <text:p>13.03.2024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chicker, Plant</text:p>
          </table:table-cell>
          <table:table-cell office:value-type="string" calcext:value-type="string">
            <text:p>abstract approved, written agreement for supervisio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4-03-13" calcext:value-type="date">
            <text:p>13.03.2024</text:p>
          </table:table-cell>
          <table:table-cell office:value-type="string" calcext:value-type="string">
            <text:p>Thesis</text:p>
          </table:table-cell>
          <table:table-cell/>
          <table:table-cell office:value-type="string" calcext:value-type="string">
            <text:p>wrote abstract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le1" table:target-range-address="Timeline.A1:Timeline.D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fxbnohysx2@univie.onmicrosoft.com</meta:initial-creator>
    <meta:creation-date>2024-03-14T11:26:49Z</meta:creation-date>
    <dc:date>2024-03-14T14:54:53.156327844</dc:date>
    <meta:editing-duration>PT3M54S</meta:editing-duration>
    <meta:editing-cycles>2</meta:editing-cycles>
    <meta:document-statistic meta:table-count="1" meta:cell-count="15" meta:object-count="0"/>
  </office:meta>
</office:document-meta>
</file>